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paragraph-rsid="00272da6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/>
      <style:text-properties officeooo:paragraph-rsid="00272da6"/>
    </style:style>
    <style:style style:name="P26" style:family="paragraph" style:parent-style-name="Standard">
      <style:text-properties officeooo:rsid="00272da6" officeooo:paragraph-rsid="00272da6"/>
    </style:style>
    <style:style style:name="P27" style:family="paragraph" style:parent-style-name="Standard">
      <style:text-properties officeooo:rsid="00272da6" officeooo:paragraph-rsid="002b129f"/>
    </style:style>
    <style:style style:name="P28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29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0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1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2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0" style:family="paragraph" style:parent-style-name="Standard">
      <style:text-properties officeooo:rsid="00272da6" officeooo:paragraph-rsid="002c3bd6"/>
    </style:style>
    <style:style style:name="P41" style:family="paragraph" style:parent-style-name="Standard">
      <style:text-properties officeooo:rsid="00272da6" officeooo:paragraph-rsid="0030c406"/>
    </style:style>
    <style:style style:name="P42" style:family="paragraph" style:parent-style-name="Standard">
      <style:text-properties officeooo:rsid="00272da6" officeooo:paragraph-rsid="00354618"/>
    </style:style>
    <style:style style:name="P43" style:family="paragraph" style:parent-style-name="Standard">
      <style:text-properties officeooo:rsid="00272da6" officeooo:paragraph-rsid="00370f83"/>
    </style:style>
    <style:style style:name="P44" style:family="paragraph" style:parent-style-name="Standard">
      <style:text-properties officeooo:rsid="00272da6" officeooo:paragraph-rsid="00392197"/>
    </style:style>
    <style:style style:name="P45" style:family="paragraph" style:parent-style-name="Standard">
      <style:text-properties officeooo:rsid="00272da6" officeooo:paragraph-rsid="003ac64b"/>
    </style:style>
    <style:style style:name="P46" style:family="paragraph" style:parent-style-name="Standard">
      <style:text-properties officeooo:rsid="00272da6" officeooo:paragraph-rsid="004203a3"/>
    </style:style>
    <style:style style:name="P47" style:family="paragraph" style:parent-style-name="Standard">
      <style:text-properties officeooo:rsid="00272da6" officeooo:paragraph-rsid="0043c249"/>
    </style:style>
    <style:style style:name="P48" style:family="paragraph" style:parent-style-name="Standard">
      <style:text-properties officeooo:rsid="00272da6" officeooo:paragraph-rsid="00473b51"/>
    </style:style>
    <style:style style:name="P49" style:family="paragraph" style:parent-style-name="Standard">
      <style:text-properties officeooo:rsid="00272da6" officeooo:paragraph-rsid="004aafba"/>
    </style:style>
    <style:style style:name="P50" style:family="paragraph" style:parent-style-name="Standard">
      <style:text-properties officeooo:rsid="00272da6" officeooo:paragraph-rsid="004e6e89"/>
    </style:style>
    <style:style style:name="P51" style:family="paragraph" style:parent-style-name="Standard">
      <style:text-properties officeooo:rsid="00272da6" officeooo:paragraph-rsid="0054f650"/>
    </style:style>
    <style:style style:name="P52" style:family="paragraph" style:parent-style-name="Standard">
      <style:text-properties officeooo:paragraph-rsid="002b129f"/>
    </style:style>
    <style:style style:name="P53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54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55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56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57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58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59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60" style:family="paragraph" style:parent-style-name="Standard">
      <style:text-properties officeooo:paragraph-rsid="002c3bd6"/>
    </style:style>
    <style:style style:name="P61" style:family="paragraph" style:parent-style-name="Standard">
      <style:text-properties officeooo:paragraph-rsid="0030c406"/>
    </style:style>
    <style:style style:name="P62" style:family="paragraph" style:parent-style-name="Standard">
      <style:text-properties officeooo:paragraph-rsid="00354618"/>
    </style:style>
    <style:style style:name="P63" style:family="paragraph" style:parent-style-name="Standard">
      <style:text-properties officeooo:paragraph-rsid="00370f83"/>
    </style:style>
    <style:style style:name="P64" style:family="paragraph" style:parent-style-name="Standard">
      <style:text-properties officeooo:paragraph-rsid="003ac64b"/>
    </style:style>
    <style:style style:name="P65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66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text-properties officeooo:paragraph-rsid="004203a3"/>
    </style:style>
    <style:style style:name="P68" style:family="paragraph" style:parent-style-name="Standard">
      <style:text-properties officeooo:paragraph-rsid="0043c249"/>
    </style:style>
    <style:style style:name="P69" style:family="paragraph" style:parent-style-name="Standard">
      <style:text-properties officeooo:paragraph-rsid="00473b51"/>
    </style:style>
    <style:style style:name="P70" style:family="paragraph" style:parent-style-name="Standard">
      <style:text-properties officeooo:paragraph-rsid="004aafba"/>
    </style:style>
    <style:style style:name="P71" style:family="paragraph" style:parent-style-name="Standard">
      <style:text-properties officeooo:paragraph-rsid="004e6e89"/>
    </style:style>
    <style:style style:name="P72" style:family="paragraph" style:parent-style-name="Standard">
      <style:text-properties officeooo:paragraph-rsid="005318d7"/>
    </style:style>
    <style:style style:name="P73" style:family="paragraph" style:parent-style-name="Standard">
      <style:text-properties officeooo:paragraph-rsid="0054f650"/>
    </style:style>
    <style:style style:name="P7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9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80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81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8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8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85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86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8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8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8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9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9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9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0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0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8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09" style:family="paragraph" style:parent-style-name="Standard" style:list-style-name="L10">
      <style:text-properties officeooo:paragraph-rsid="0030c406"/>
    </style:style>
    <style:style style:name="P110" style:family="paragraph" style:parent-style-name="Standard" style:list-style-name="L10">
      <style:text-properties officeooo:paragraph-rsid="00354618"/>
    </style:style>
    <style:style style:name="P111" style:family="paragraph" style:parent-style-name="Standard" style:list-style-name="L10">
      <style:text-properties officeooo:paragraph-rsid="00370f83"/>
    </style:style>
    <style:style style:name="P112" style:family="paragraph" style:parent-style-name="Standard" style:list-style-name="L10">
      <style:text-properties officeooo:paragraph-rsid="003ac64b"/>
    </style:style>
    <style:style style:name="P113" style:family="paragraph" style:parent-style-name="Standard" style:list-style-name="L10">
      <style:text-properties officeooo:paragraph-rsid="004203a3"/>
    </style:style>
    <style:style style:name="P114" style:family="paragraph" style:parent-style-name="Standard" style:list-style-name="L10">
      <style:text-properties officeooo:paragraph-rsid="0043c249"/>
    </style:style>
    <style:style style:name="P115" style:family="paragraph" style:parent-style-name="Standard" style:list-style-name="L10">
      <style:text-properties officeooo:paragraph-rsid="00473b51"/>
    </style:style>
    <style:style style:name="P116" style:family="paragraph" style:parent-style-name="Standard" style:list-style-name="L10">
      <style:text-properties officeooo:paragraph-rsid="004aafba"/>
    </style:style>
    <style:style style:name="P117" style:family="paragraph" style:parent-style-name="Standard" style:list-style-name="L10">
      <style:text-properties officeooo:paragraph-rsid="004e6e89"/>
    </style:style>
    <style:style style:name="P118" style:family="paragraph" style:parent-style-name="Standard" style:list-style-name="L10">
      <style:text-properties officeooo:paragraph-rsid="0054f650"/>
    </style:style>
    <style:style style:name="P119" style:family="paragraph" style:parent-style-name="Standard" style:list-style-name="L10">
      <style:text-properties officeooo:rsid="00571589" officeooo:paragraph-rsid="0054f650"/>
    </style:style>
    <style:style style:name="P120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21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22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23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24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25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26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27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28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29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130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31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132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140" style:family="paragraph" style:parent-style-name="Heading_20_1" style:master-page-name="Cos">
      <style:paragraph-properties fo:text-align="center" style:justify-single-word="false" style:page-number="auto"/>
    </style:style>
    <style:style style:name="P141" style:family="paragraph" style:parent-style-name="Heading_20_1">
      <style:paragraph-properties fo:break-before="page"/>
      <style:text-properties officeooo:rsid="002e6a31" officeooo:paragraph-rsid="002e6a31"/>
    </style:style>
    <style:style style:name="P142" style:family="paragraph" style:parent-style-name="Heading_20_2">
      <style:text-properties officeooo:rsid="0026b597" officeooo:paragraph-rsid="002e6a31"/>
    </style:style>
    <style:style style:name="P143" style:family="paragraph" style:parent-style-name="Heading_20_2">
      <style:paragraph-properties fo:break-before="page"/>
      <style:text-properties officeooo:rsid="0026b597" officeooo:paragraph-rsid="002b129f"/>
    </style:style>
    <style:style style:name="P144" style:family="paragraph" style:parent-style-name="Heading_20_2">
      <style:paragraph-properties fo:break-before="page"/>
      <style:text-properties officeooo:rsid="0026b597" officeooo:paragraph-rsid="002c3bd6"/>
    </style:style>
    <style:style style:name="P145" style:family="paragraph" style:parent-style-name="Heading_20_2">
      <style:paragraph-properties fo:break-before="page"/>
      <style:text-properties officeooo:rsid="0026b597" officeooo:paragraph-rsid="0030c406"/>
    </style:style>
    <style:style style:name="P146" style:family="paragraph" style:parent-style-name="Heading_20_2">
      <style:paragraph-properties fo:break-before="page"/>
      <style:text-properties officeooo:rsid="0026b597" officeooo:paragraph-rsid="00354618"/>
    </style:style>
    <style:style style:name="P147" style:family="paragraph" style:parent-style-name="Heading_20_2">
      <style:paragraph-properties fo:break-before="page"/>
      <style:text-properties officeooo:rsid="0026b597" officeooo:paragraph-rsid="00370f83"/>
    </style:style>
    <style:style style:name="P148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49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50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51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52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53" style:family="paragraph" style:parent-style-name="Heading_20_2">
      <style:paragraph-properties fo:break-before="page"/>
      <style:text-properties officeooo:rsid="004e6e89" officeooo:paragraph-rsid="004e6e89"/>
    </style:style>
    <style:style style:name="P154" style:family="paragraph" style:parent-style-name="Heading_20_2">
      <style:paragraph-properties fo:break-before="page"/>
      <style:text-properties officeooo:rsid="004e6e89" officeooo:paragraph-rsid="0054f650"/>
    </style:style>
    <style:style style:name="P155" style:family="paragraph" style:parent-style-name="Text_20_body" style:list-style-name="L1">
      <style:text-properties officeooo:paragraph-rsid="002b129f"/>
    </style:style>
    <style:style style:name="P156" style:family="paragraph" style:parent-style-name="Text_20_body" style:list-style-name="L1">
      <style:text-properties officeooo:paragraph-rsid="002c3bd6"/>
    </style:style>
    <style:style style:name="P157" style:family="paragraph" style:parent-style-name="Text_20_body" style:list-style-name="L1">
      <style:text-properties officeooo:rsid="0103ba70" officeooo:paragraph-rsid="0026b597"/>
    </style:style>
    <style:style style:name="P158" style:family="paragraph" style:parent-style-name="Text_20_body" style:list-style-name="L7"/>
    <style:style style:name="P159" style:family="paragraph" style:parent-style-name="Text_20_body" style:list-style-name="L9"/>
    <style:style style:name="P160" style:family="paragraph" style:parent-style-name="Text_20_body" style:list-style-name="L2">
      <style:paragraph-properties fo:margin-top="0cm" fo:margin-bottom="0cm" loext:contextual-spacing="false"/>
    </style:style>
    <style:style style:name="P161" style:family="paragraph" style:parent-style-name="Text_20_body" style:list-style-name="L3">
      <style:paragraph-properties fo:margin-top="0cm" fo:margin-bottom="0cm" loext:contextual-spacing="false"/>
    </style:style>
    <style:style style:name="P162" style:family="paragraph" style:parent-style-name="Text_20_body" style:list-style-name="L4">
      <style:paragraph-properties fo:margin-top="0cm" fo:margin-bottom="0cm" loext:contextual-spacing="false"/>
    </style:style>
    <style:style style:name="P163" style:family="paragraph" style:parent-style-name="Text_20_body" style:list-style-name="L5">
      <style:paragraph-properties fo:margin-top="0cm" fo:margin-bottom="0cm" loext:contextual-spacing="false"/>
    </style:style>
    <style:style style:name="P164" style:family="paragraph" style:parent-style-name="Text_20_body" style:list-style-name="L6">
      <style:paragraph-properties fo:margin-top="0cm" fo:margin-bottom="0cm" loext:contextual-spacing="false"/>
    </style:style>
    <style:style style:name="P16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fo:font-weight="bold" officeooo:rsid="0026b597"/>
    </style:style>
    <style:style style:name="T7" style:family="text">
      <style:text-properties fo:font-weight="bold" officeooo:rsid="00286c15"/>
    </style:style>
    <style:style style:name="T8" style:family="text">
      <style:text-properties style:font-name="Consolas1"/>
    </style:style>
    <style:style style:name="T9" style:family="text">
      <style:text-properties officeooo:rsid="00286c15"/>
    </style:style>
    <style:style style:name="T10" style:family="text">
      <style:text-properties officeooo:rsid="002b129f"/>
    </style:style>
    <style:style style:name="T11" style:family="text">
      <style:text-properties officeooo:rsid="002c3bd6"/>
    </style:style>
    <style:style style:name="T12" style:family="text">
      <style:text-properties officeooo:rsid="002d8ed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06dc3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officeooo:rsid="002e6a31"/>
    </style:style>
    <style:style style:name="T18" style:family="text">
      <style:text-properties fo:font-style="italic" officeooo:rsid="00306dc3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1" style:family="text">
      <style:text-properties officeooo:rsid="00306dc3"/>
    </style:style>
    <style:style style:name="T22" style:family="text">
      <style:text-properties officeooo:rsid="0030c406"/>
    </style:style>
    <style:style style:name="T23" style:family="text">
      <style:text-properties officeooo:rsid="00354618"/>
    </style:style>
    <style:style style:name="T24" style:family="text">
      <style:text-properties officeooo:rsid="00370f83"/>
    </style:style>
    <style:style style:name="T25" style:family="text">
      <style:text-properties officeooo:rsid="003ac64b"/>
    </style:style>
    <style:style style:name="T26" style:family="text">
      <style:text-properties fo:color="#000000" style:font-name="Monospace" fo:font-size="10pt" fo:background-color="#ffffff" loext:char-shading-value="0" style:font-size-asian="10pt"/>
    </style:style>
    <style:style style:name="T27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style:font-name="Consolas" fo:font-size="10pt" style:font-size-asian="10pt"/>
    </style:style>
    <style:style style:name="T31" style:family="text">
      <style:text-properties fo:color="#000000" style:font-name="Consolas" fo:font-size="10pt" officeooo:rsid="00571589" style:font-size-asian="10pt"/>
    </style:style>
    <style:style style:name="T32" style:family="text">
      <style:text-properties fo:color="#2a00ff" style:font-name="Monospace" fo:font-size="10pt" fo:background-color="#ffffff" loext:char-shading-value="0" style:font-size-asian="10pt"/>
    </style:style>
    <style:style style:name="T33" style:family="text">
      <style:text-properties fo:color="#2a00ff" style:font-name="Consolas" fo:font-size="10pt" style:font-size-asian="10pt"/>
    </style:style>
    <style:style style:name="T34" style:family="text">
      <style:text-properties officeooo:rsid="003c009f"/>
    </style:style>
    <style:style style:name="T35" style:family="text">
      <style:text-properties officeooo:rsid="003c120d"/>
    </style:style>
    <style:style style:name="T36" style:family="text">
      <style:text-properties officeooo:rsid="0041c709"/>
    </style:style>
    <style:style style:name="T37" style:family="text">
      <style:text-properties officeooo:rsid="004203a3"/>
    </style:style>
    <style:style style:name="T38" style:family="text">
      <style:text-properties officeooo:rsid="0043c249"/>
    </style:style>
    <style:style style:name="T39" style:family="text">
      <style:text-properties officeooo:rsid="00473b51"/>
    </style:style>
    <style:style style:name="T40" style:family="text">
      <style:text-properties officeooo:rsid="004977b7"/>
    </style:style>
    <style:style style:name="T41" style:family="text">
      <style:text-properties officeooo:rsid="004aafba"/>
    </style:style>
    <style:style style:name="T42" style:family="text">
      <style:text-properties officeooo:rsid="004e6e89"/>
    </style:style>
    <style:style style:name="T43" style:family="text">
      <style:text-properties officeooo:rsid="0054f650"/>
    </style:style>
    <style:style style:name="T44" style:family="text">
      <style:text-properties officeooo:rsid="00571589"/>
    </style:style>
    <style:style style:name="T45" style:family="text">
      <style:text-properties fo:color="#7f0055" style:font-name="Consolas" fo:font-size="10pt" fo:font-weight="bold" style:font-size-asian="10pt" style:font-weight-asian="bold"/>
    </style:style>
    <style:style style:name="T46" style:family="text">
      <style:text-properties fo:color="#4000c8" style:font-name="Consolas" fo:font-size="10pt" fo:font-weight="bold" style:font-size-asian="10pt" style:font-weight-asian="bold"/>
    </style:style>
    <style:style style:name="T47" style:family="text">
      <style:text-properties style:font-name="Consolas" fo:font-size="10pt" style:font-size-asian="10pt"/>
    </style:style>
    <style:style style:name="T48" style:family="text">
      <style:text-properties officeooo:rsid="005dcbba"/>
    </style:style>
    <style:style style:name="T49" style:family="text">
      <style:text-properties officeooo:rsid="00611234"/>
    </style:style>
    <style:style style:name="T50" style:family="text">
      <style:text-properties officeooo:rsid="0064fc52"/>
    </style:style>
    <style:style style:name="T51" style:family="text">
      <style:text-properties officeooo:rsid="00682573"/>
    </style:style>
    <style:style style:name="T52" style:family="text">
      <style:text-properties officeooo:rsid="006a12e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65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65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6">Control de versions d'HELIUM</text:p>
      <text:p text:style-name="P82"><text:span text:style-name="T51">29</text:span> d<text:span text:style-name="T22">e juliol </text:span>de <text:span text:style-name="T2">2019</text:span></text:p>
      <text:p text:style-name="P83">Serveis d’Administració Electrònica en el Govern de les Illes Balears</text:p>
      <text:p text:style-name="P84">Lot 3 (Serveis de tramitació d’expedients electrònics)</text:p>
      <text:p text:style-name="P84"/>
      <text:p text:style-name="P84"/>
      <text:p text:style-name="P84"/>
      <text:p text:style-name="P84"/>
      <text:p text:style-name="P85">Oficina Tècnica de Direcció de Projecte</text:p>
      <text:list xml:id="list377374765" text:style-name="Outline">
        <text:list-header>
          <text:h text:style-name="P14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8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88">Data</text:p>
          </table:table-cell>
          <table:table-cell table:style-name="Taula1.B2" office:value-type="string">
            <text:p text:style-name="P89">Autor</text:p>
          </table:table-cell>
          <table:table-cell table:style-name="Taula1.B2" office:value-type="string">
            <text:p text:style-name="P89">Versió</text:p>
          </table:table-cell>
          <table:table-cell table:style-name="Taula1.D2" office:value-type="string">
            <text:p text:style-name="P89">Canvis</text:p>
          </table:table-cell>
        </table:table-row>
        <table:table-row table:style-name="Taula1.1">
          <table:table-cell table:style-name="Taula1.A3" office:value-type="string">
            <text:p text:style-name="P90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91">Limit Tecnologies</text:p>
          </table:table-cell>
          <table:table-cell table:style-name="Taula1.C3" office:value-type="string">
            <text:p text:style-name="P90">v1.0</text:p>
          </table:table-cell>
          <table:table-cell table:style-name="Taula1.D3" office:value-type="string">
            <text:p text:style-name="P90">Versió inicial</text:p>
          </table:table-cell>
        </table:table-row>
        <table:table-row table:style-name="Taula1.1">
          <table:table-cell table:style-name="Taula1.A4" office:value-type="string">
            <text:p text:style-name="P92"/>
          </table:table-cell>
          <table:table-cell table:style-name="Taula1.B4" office:value-type="string">
            <text:p text:style-name="P92"/>
          </table:table-cell>
          <table:table-cell table:style-name="Taula1.C4" office:value-type="string">
            <text:p text:style-name="P92"/>
          </table:table-cell>
          <table:table-cell table:style-name="Taula1.D4" office:value-type="string">
            <text:p text:style-name="P92"/>
          </table:table-cell>
        </table:table-row>
        <table:table-row table:style-name="Taula1.1">
          <table:table-cell table:style-name="Taula1.A5" office:value-type="string">
            <text:p text:style-name="P92"/>
          </table:table-cell>
          <table:table-cell table:style-name="Taula1.B5" office:value-type="string">
            <text:p text:style-name="P92"/>
          </table:table-cell>
          <table:table-cell table:style-name="Taula1.C5" office:value-type="string">
            <text:p text:style-name="P92"/>
          </table:table-cell>
          <table:table-cell table:style-name="Taula1.D5" office:value-type="string">
            <text:p text:style-name="P92"/>
          </table:table-cell>
        </table:table-row>
        <table:table-row table:style-name="Taula1.1">
          <table:table-cell table:style-name="Taula1.A6" office:value-type="string">
            <text:p text:style-name="P92"/>
          </table:table-cell>
          <table:table-cell table:style-name="Taula1.B6" office:value-type="string">
            <text:p text:style-name="P92"/>
          </table:table-cell>
          <table:table-cell table:style-name="Taula1.C6" office:value-type="string">
            <text:p text:style-name="P92"/>
          </table:table-cell>
          <table:table-cell table:style-name="Taula1.D6" office:value-type="string">
            <text:p text:style-name="P92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8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88">Nom</text:p>
          </table:table-cell>
          <table:table-cell table:style-name="Taula2.B2" office:value-type="string">
            <text:p text:style-name="P89">Data</text:p>
          </table:table-cell>
          <table:table-cell table:style-name="Taula2.C2" office:value-type="string">
            <text:p text:style-name="P89">Àrea, departament o empresa</text:p>
          </table:table-cell>
        </table:table-row>
        <table:table-row table:style-name="Taula2.1">
          <table:table-cell table:style-name="Taula2.A3" office:value-type="string">
            <text:p text:style-name="P90"/>
          </table:table-cell>
          <table:table-cell table:style-name="Taula2.B3" office:value-type="string">
            <text:p text:style-name="P90"/>
          </table:table-cell>
          <table:table-cell table:style-name="Taula2.C3" office:value-type="string">
            <text:p text:style-name="P90"/>
          </table:table-cell>
        </table:table-row>
        <table:table-row table:style-name="Taula2.1">
          <table:table-cell table:style-name="Taula2.A4" office:value-type="string">
            <text:p text:style-name="P92"/>
          </table:table-cell>
          <table:table-cell table:style-name="Taula2.B4" office:value-type="string">
            <text:p text:style-name="P92"/>
          </table:table-cell>
          <table:table-cell table:style-name="Taula2.C4" office:value-type="string">
            <text:p text:style-name="P92"/>
          </table:table-cell>
        </table:table-row>
        <table:table-row table:style-name="Taula2.1">
          <table:table-cell table:style-name="Taula2.A5" office:value-type="string">
            <text:p text:style-name="P92"/>
          </table:table-cell>
          <table:table-cell table:style-name="Taula2.B5" office:value-type="string">
            <text:p text:style-name="P92"/>
          </table:table-cell>
          <table:table-cell table:style-name="Taula2.C5" office:value-type="string">
            <text:p text:style-name="P92"/>
          </table:table-cell>
        </table:table-row>
        <table:table-row table:style-name="Taula2.1">
          <table:table-cell table:style-name="Taula2.A6" office:value-type="string">
            <text:p text:style-name="P92"/>
          </table:table-cell>
          <table:table-cell table:style-name="Taula2.B6" office:value-type="string">
            <text:p text:style-name="P92"/>
          </table:table-cell>
          <table:table-cell table:style-name="Taula2.C6" office:value-type="string">
            <text:p text:style-name="P92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8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88">Nom</text:p>
          </table:table-cell>
          <table:table-cell table:style-name="Taula3.B2" office:value-type="string">
            <text:p text:style-name="P89">Data</text:p>
          </table:table-cell>
          <table:table-cell table:style-name="Taula3.C2" office:value-type="string">
            <text:p text:style-name="P89">Àrea, departament o empresa</text:p>
          </table:table-cell>
        </table:table-row>
        <table:table-row table:style-name="Taula3.1">
          <table:table-cell table:style-name="Taula3.A3" office:value-type="string">
            <text:p text:style-name="P90"/>
          </table:table-cell>
          <table:table-cell table:style-name="Taula3.B3" office:value-type="string">
            <text:p text:style-name="P90"/>
          </table:table-cell>
          <table:table-cell table:style-name="Taula3.C3" office:value-type="string">
            <text:p text:style-name="P90"/>
          </table:table-cell>
        </table:table-row>
        <table:table-row table:style-name="Taula3.1">
          <table:table-cell table:style-name="Taula3.A4" office:value-type="string">
            <text:p text:style-name="P92"/>
          </table:table-cell>
          <table:table-cell table:style-name="Taula3.B4" office:value-type="string">
            <text:p text:style-name="P92"/>
          </table:table-cell>
          <table:table-cell table:style-name="Taula3.C4" office:value-type="string">
            <text:p text:style-name="P92"/>
          </table:table-cell>
        </table:table-row>
        <table:table-row table:style-name="Taula3.1">
          <table:table-cell table:style-name="Taula3.A5" office:value-type="string">
            <text:p text:style-name="P92"/>
          </table:table-cell>
          <table:table-cell table:style-name="Taula3.B5" office:value-type="string">
            <text:p text:style-name="P92"/>
          </table:table-cell>
          <table:table-cell table:style-name="Taula3.C5" office:value-type="string">
            <text:p text:style-name="P92"/>
          </table:table-cell>
        </table:table-row>
        <table:table-row table:style-name="Taula3.1">
          <table:table-cell table:style-name="Taula3.A6" office:value-type="string">
            <text:p text:style-name="P92"/>
          </table:table-cell>
          <table:table-cell table:style-name="Taula3.B6" office:value-type="string">
            <text:p text:style-name="P92"/>
          </table:table-cell>
          <table:table-cell table:style-name="Taula3.C6" office:value-type="string">
            <text:p text:style-name="P92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8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88">Nom</text:p>
          </table:table-cell>
          <table:table-cell table:style-name="Taula6.B2" office:value-type="string">
            <text:p text:style-name="P89">Àrea, departament o empresa</text:p>
          </table:table-cell>
          <table:table-cell table:style-name="Taula6.C2" office:value-type="string">
            <text:p text:style-name="P89">Correu electrònic</text:p>
          </table:table-cell>
        </table:table-row>
        <table:table-row table:style-name="Taula6.1">
          <table:table-cell table:style-name="Taula6.A3" office:value-type="string">
            <text:p text:style-name="P90"/>
          </table:table-cell>
          <table:table-cell table:style-name="Taula6.B3" office:value-type="string">
            <text:p text:style-name="P90"/>
          </table:table-cell>
          <table:table-cell table:style-name="Taula6.C3" office:value-type="string">
            <text:p text:style-name="P90"/>
          </table:table-cell>
        </table:table-row>
        <table:table-row table:style-name="Taula6.1">
          <table:table-cell table:style-name="Taula6.A4" office:value-type="string">
            <text:p text:style-name="P92"/>
          </table:table-cell>
          <table:table-cell table:style-name="Taula6.B4" office:value-type="string">
            <text:p text:style-name="P92"/>
          </table:table-cell>
          <table:table-cell table:style-name="Taula6.C4" office:value-type="string">
            <text:p text:style-name="P92"/>
          </table:table-cell>
        </table:table-row>
        <table:table-row table:style-name="Taula6.1">
          <table:table-cell table:style-name="Taula6.A5" office:value-type="string">
            <text:p text:style-name="P92"/>
          </table:table-cell>
          <table:table-cell table:style-name="Taula6.B5" office:value-type="string">
            <text:p text:style-name="P92"/>
          </table:table-cell>
          <table:table-cell table:style-name="Taula6.C5" office:value-type="string">
            <text:p text:style-name="P92"/>
          </table:table-cell>
        </table:table-row>
        <table:table-row table:style-name="Taula6.1">
          <table:table-cell table:style-name="Taula6.A6" office:value-type="string">
            <text:p text:style-name="P92"/>
          </table:table-cell>
          <table:table-cell table:style-name="Taula6.B6" office:value-type="string">
            <text:p text:style-name="P92"/>
          </table:table-cell>
          <table:table-cell table:style-name="Taula6.C6" office:value-type="string">
            <text:p text:style-name="P92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6"><text:a xlink:type="simple" xlink:href="#__RefHeading___Toc21421_3940995463" text:style-name="Index_20_Link" text:visited-style-name="Index_20_Link">Control de versions del document<text:tab/>2</text:a></text:p>
          <text:p text:style-name="P106"><text:a xlink:type="simple" xlink:href="#__RefHeading___Toc21295_3940995463" text:style-name="Index_20_Link" text:visited-style-name="Index_20_Link">1. Històric de versions<text:tab/>4</text:a></text:p>
          <text:p text:style-name="P107"><text:a xlink:type="simple" xlink:href="#__RefHeading___Toc19787_3508694843" text:style-name="Index_20_Link" text:visited-style-name="Index_20_Link">1.1. v3.2.96<text:tab/>4</text:a></text:p>
          <text:p text:style-name="P107"><text:a xlink:type="simple" xlink:href="#__RefHeading___Toc38092_687897089" text:style-name="Index_20_Link" text:visited-style-name="Index_20_Link">1.2. v3.2.97<text:tab/>5</text:a></text:p>
          <text:p text:style-name="P107"><text:a xlink:type="simple" xlink:href="#__RefHeading___Toc38377_14971827" text:style-name="Index_20_Link" text:visited-style-name="Index_20_Link">1.3. v3.2.98<text:tab/>6</text:a></text:p>
          <text:p text:style-name="P107"><text:a xlink:type="simple" xlink:href="#__RefHeading___Toc18081_506569814" text:style-name="Index_20_Link" text:visited-style-name="Index_20_Link">1.4. v3.2.99<text:tab/>7</text:a></text:p>
          <text:p text:style-name="P107"><text:a xlink:type="simple" xlink:href="#__RefHeading___Toc18081_5065698141" text:style-name="Index_20_Link" text:visited-style-name="Index_20_Link">1.5. v3.2.100<text:tab/>8</text:a></text:p>
          <text:p text:style-name="P107"><text:a xlink:type="simple" xlink:href="#__RefHeading___Toc77409_61972128" text:style-name="Index_20_Link" text:visited-style-name="Index_20_Link">1.6. v3.2.101<text:tab/>9</text:a></text:p>
          <text:p text:style-name="P107"><text:a xlink:type="simple" xlink:href="#__RefHeading___Toc16729_526703748" text:style-name="Index_20_Link" text:visited-style-name="Index_20_Link">1.7. v3.2.102<text:tab/>10</text:a></text:p>
          <text:p text:style-name="P107"><text:a xlink:type="simple" xlink:href="#__RefHeading___Toc16729_5267037481" text:style-name="Index_20_Link" text:visited-style-name="Index_20_Link">1.8. v3.2.102a<text:tab/>11</text:a></text:p>
          <text:p text:style-name="P107"><text:a xlink:type="simple" xlink:href="#__RefHeading___Toc32902_519805004" text:style-name="Index_20_Link" text:visited-style-name="Index_20_Link">1.9. v3.2.103<text:tab/>12</text:a></text:p>
          <text:p text:style-name="P107"><text:a xlink:type="simple" xlink:href="#__RefHeading___Toc74958_588639221" text:style-name="Index_20_Link" text:visited-style-name="Index_20_Link">1.10. v3.2.104<text:tab/>13</text:a></text:p>
          <text:p text:style-name="P107"><text:a xlink:type="simple" xlink:href="#__RefHeading___Toc30263_3439170243" text:style-name="Index_20_Link" text:visited-style-name="Index_20_Link">1.11. v3.2.104.1<text:tab/>14</text:a></text:p>
          <text:p text:style-name="P107"><text:a xlink:type="simple" xlink:href="#__RefHeading___Toc28723_1470059864" text:style-name="Index_20_Link" text:visited-style-name="Index_20_Link">1.12. v3.2.105<text:tab/>15</text:a></text:p>
          <text:p text:style-name="P107"><text:a xlink:type="simple" xlink:href="#__RefHeading___Toc78940_1512682159" text:style-name="Index_20_Link" text:visited-style-name="Index_20_Link">1.13. v3.2.106<text:tab/>16</text:a></text:p>
        </text:index-body>
      </text:table-of-content>
      <text:p text:style-name="P5"/>
      <text:list xml:id="list165527271185511" text:continue-numbering="true" text:style-name="Outline">
        <text:list-item>
          <text:h text:style-name="P141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42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26"><text:tab/>26/10/2018</text:p>
      <text:p text:style-name="P26">Resum: </text:p>
      <text:p text:style-name="P26"><text:tab/>Resolució d'errors relacionats amb l'Arxiu digital de la CAIB.</text:p>
      <text:p text:style-name="P26"/>
      <text:p text:style-name="P23"><text:span text:style-name="T5">Canvis realitzats en la versió </text:span><text:a xlink:type="simple" xlink:href="https://github.com/GovernIB/helium/milestone/46" text:style-name="Internet_20_link" text:visited-style-name="Visited_20_Internet_20_Link">3.2.96</text:a><text:span text:style-name="T5">:</text:span></text:p>
      <text:list xml:id="list1019132639" text:style-name="L1">
        <text:list-item>
          <text:p text:style-name="P157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4">.</text:span></text:p>
        </text:list-item>
        <text:list-item text:style-override="L2">
          <text:p text:style-name="P160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4">.</text:span></text:p>
        </text:list-item>
        <text:list-item text:style-override="L3">
          <text:p text:style-name="P161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4">.</text:span></text:p>
        </text:list-item>
        <text:list-item text:style-override="L4">
          <text:p text:style-name="P162"><text:a xlink:type="simple" xlink:href="https://github.com/GovernIB/helium/issues/1182" text:style-name="Internet_20_link" text:visited-style-name="Visited_20_Internet_20_Link">#1182</text:a> Comportament erroni firmant amb applet<text:span text:style-name="T4">.</text:span></text:p>
        </text:list-item>
        <text:list-item text:style-override="L5">
          <text:p text:style-name="P163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4">.</text:span></text:p>
        </text:list-item>
        <text:list-item text:style-override="L6">
          <text:p text:style-name="P164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4">.</text:span></text:p>
        </text:list-item>
        <text:list-item text:style-override="L7">
          <text:p text:style-name="P158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4">.</text:span></text:p>
        </text:list-item>
      </text:list>
      <text:p text:style-name="P9"/>
      <text:p text:style-name="P10">Base de dades:<text:span text:style-name="T3"> </text:span></text:p>
      <text:p text:style-name="P26"><text:tab/>Sense canvis</text:p>
      <text:p text:style-name="P9"/>
      <text:p text:style-name="P8"><text:span text:style-name="T4">Propietats globals</text:span>: </text:p>
      <text:list xml:id="list2959285220" text:style-name="L8">
        <text:list-item>
          <text:p text:style-name="P108"><text:span text:style-name="T3">Afegir la propietat </text:span><text:span text:style-name="T6">app.arxiu.verificacio.baseurl</text:span><text:span text:style-name="T7"> </text:span><text:span text:style-name="T9">pe</text:span>r poder visualitzar els detalls de les signatures dels documents signats a l'<text:span text:style-name="T9">A</text:span>rxiu<text:span text:style-name="T9"> amb </text:span>la URL del servei de CONCSV. <text:span text:style-name="T9">S'han de configurar les propietats de </text:span>l'entorn amb el valor correcte del servei CONCSV<text:span text:style-name="T9"> en el cas d'integrar-se amb l'Arxiu digital.</text:span> U<text:span text:style-name="T9">E</text:span>xemple de l'entorn de DES.</text:p>
          <text:p text:style-name="P108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77"><text:span text:style-name="T8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8">https://dev.caib.es/concsv/view.xhtml?hash=</text:span></text:a> </text:p>
          </table:table-cell>
        </table:table-row>
      </table:table>
      <text:p text:style-name="P25"/>
      <text:p text:style-name="P25"/>
      <text:list xml:id="list165527070078955" text:continue-list="list165527271185511" text:style-name="Outline">
        <text:list-item>
          <text:list>
            <text:list-item>
              <text:h text:style-name="P143" text:outline-level="2"><text:bookmark-start text:name="__RefHeading___Toc38092_687897089"/>v3.2.9<text:span text:style-name="T10">7</text:span><text:bookmark-end text:name="__RefHeading___Toc38092_687897089"/></text:h>
            </text:list-item>
          </text:list>
        </text:list-item>
      </text:list>
      <text:p text:style-name="P11">Data: </text:p>
      <text:p text:style-name="P27"><text:tab/><text:span text:style-name="T10">30</text:span>/10/2018</text:p>
      <text:p text:style-name="P27">Resum: </text:p>
      <text:p text:style-name="P27"><text:tab/><text:span text:style-name="T10">Conversió a PDF dels documents no signats en finalitzar un expedient integrat amb l'Arxiu</text:span>.</text:p>
      <text:p text:style-name="P27"/>
      <text:p text:style-name="P52"><text:span text:style-name="T5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10">7</text:span></text:a><text:span text:style-name="T10">:</text:span></text:p>
      <text:list xml:id="list165526569401698" text:continue-list="list1019132639" text:style-name="L1">
        <text:list-item>
          <text:p text:style-name="P155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10">.</text:span></text:p>
        </text:list-item>
        <text:list-item>
          <text:p text:style-name="P155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10">.</text:span></text:p>
        </text:list-item>
        <text:list-item text:style-override="L9">
          <text:p text:style-name="P159"><text:a xlink:type="simple" xlink:href="https://github.com/GovernIB/helium/issues/1182" text:style-name="Internet_20_link" text:visited-style-name="Visited_20_Internet_20_Link">#1182</text:a> Comportament erroni firmant amb applet<text:span text:style-name="T10">.</text:span></text:p>
        </text:list-item>
      </text:list>
      <text:p text:style-name="P11"/>
      <text:p text:style-name="P11">Base de dades:<text:span text:style-name="T3"> </text:span></text:p>
      <text:p text:style-name="P27"><text:tab/>Sense canvis</text:p>
      <text:p text:style-name="P11"/>
      <text:p text:style-name="P28">Propietats globals: </text:p>
      <text:p text:style-name="P53"><text:tab/>Sense canvis</text:p>
      <text:p text:style-name="P53"/>
      <text:list xml:id="list165525217976687" text:continue-list="list165527070078955" text:style-name="Outline">
        <text:list-item>
          <text:list>
            <text:list-item>
              <text:h text:style-name="P144" text:outline-level="2"><text:bookmark-start text:name="__RefHeading___Toc38377_14971827"/>v3.2.9<text:span text:style-name="T11">8</text:span><text:bookmark-end text:name="__RefHeading___Toc38377_14971827"/></text:h>
            </text:list-item>
          </text:list>
        </text:list-item>
      </text:list>
      <text:p text:style-name="P12">Data: </text:p>
      <text:p text:style-name="P40"><text:tab/><text:span text:style-name="T11">07</text:span>/1<text:span text:style-name="T11">1</text:span>/2018</text:p>
      <text:p text:style-name="P40">Resum: </text:p>
      <text:p text:style-name="P40"><text:tab/><text:span text:style-name="T11">Correccions errors amb custòdia documental.</text:span></text:p>
      <text:p text:style-name="P40"/>
      <text:p text:style-name="P60"><text:span text:style-name="T5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1">8</text:span></text:a><text:span text:style-name="T11">:</text:span></text:p>
      <text:list xml:id="list165525763022095" text:continue-list="list165526569401698" text:style-name="L1">
        <text:list-item>
          <text:p text:style-name="P156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1">.</text:span></text:p>
        </text:list-item>
        <text:list-item>
          <text:p text:style-name="P156"><text:a xlink:type="simple" xlink:href="https://github.com/GovernIB/helium/issues/1224" text:style-name="Internet_20_link" text:visited-style-name="Visited_20_Internet_20_Link">#1224</text:a> Error guardant un document firmat a custòdia<text:span text:style-name="T11">.</text:span></text:p>
        </text:list-item>
        <text:list-item>
          <text:p text:style-name="P156"><text:a xlink:type="simple" xlink:href="https://github.com/GovernIB/helium/issues/1226" text:style-name="Internet_20_link" text:visited-style-name="Visited_20_Internet_20_Link">#1226</text:a> Error custodiant document firmat tramitació tasca<text:span text:style-name="T12">.</text:span></text:p>
        </text:list-item>
        <text:list-item>
          <text:p text:style-name="P156"><text:a xlink:type="simple" xlink:href="https://github.com/GovernIB/helium/issues/1227" text:style-name="Internet_20_link" text:visited-style-name="Visited_20_Internet_20_Link"><text:span text:style-name="T13">#1227</text:span></text:a> El botó de tancar finestra applet firma no funciona<text:span text:style-name="T12">.</text:span></text:p>
        </text:list-item>
        <text:list-item>
          <text:p text:style-name="P156"><text:a xlink:type="simple" xlink:href="https://github.com/GovernIB/helium/issues/1229" text:style-name="Internet_20_link" text:visited-style-name="Visited_20_Internet_20_Link"><text:span text:style-name="T13">#1229</text:span></text:a> Error conversió documents en la migració d'un expedient a l'Arxiu<text:span text:style-name="T17">.</text:span></text:p>
        </text:list-item>
        <text:list-item>
          <text:p text:style-name="P156"><text:a xlink:type="simple" xlink:href="https://github.com/GovernIB/helium/issues/1231" text:style-name="Internet_20_link" text:visited-style-name="Visited_20_Internet_20_Link"><text:span text:style-name="T13">#1231</text:span></text:a> Error en la entrada de document al Registre<text:span text:style-name="T21"> amb el </text:span><text:span text:style-name="T18">handler</text:span><text:span text:style-name="T14"> </text:span><text:span text:style-name="T18">RegistreEntradaHandler</text:span><text:span text:style-name="T21">.</text:span></text:p>
        </text:list-item>
      </text:list>
      <text:p text:style-name="P12"/>
      <text:p text:style-name="P12">Base de dades:<text:span text:style-name="T3"> </text:span></text:p>
      <text:p text:style-name="P40"><text:tab/>Sense canvis</text:p>
      <text:p text:style-name="P12"/>
      <text:p text:style-name="P29">Propietats globals: </text:p>
      <text:p text:style-name="P54"><text:tab/>Sense canvis</text:p>
      <text:p text:style-name="P54"/>
      <text:list xml:id="list165525653414056" text:continue-list="list165525217976687" text:style-name="Outline">
        <text:list-item>
          <text:list>
            <text:list-item>
              <text:h text:style-name="P145" text:outline-level="2"><text:bookmark-start text:name="__RefHeading___Toc18081_506569814"/>v3.2.9<text:span text:style-name="T22">9</text:span><text:bookmark-end text:name="__RefHeading___Toc18081_506569814"/></text:h>
            </text:list-item>
          </text:list>
        </text:list-item>
      </text:list>
      <text:p text:style-name="P13">Data: </text:p>
      <text:p text:style-name="P41"><text:tab/><text:span text:style-name="T22">05</text:span>/1<text:span text:style-name="T22">2</text:span>/2018</text:p>
      <text:p text:style-name="P41">Resum: </text:p>
      <text:p text:style-name="P41"><text:tab/><text:span text:style-name="T22">Diverses correccions, estadístiques per entorn i modificacions menors.</text:span></text:p>
      <text:p text:style-name="P41"/>
      <text:p text:style-name="P61"><text:bookmark-start text:name="__DdeLink__18082_506569814"/><text:span text:style-name="T5">Canvis realitzats en la versió </text:span><text:a xlink:type="simple" xlink:href="https://github.com/GovernIB/helium/milestone/49?closed=1" text:style-name="Internet_20_link" text:visited-style-name="Visited_20_Internet_20_Link"><text:span text:style-name="T5">3.2.99</text:span></text:a><text:span text:style-name="T5">:</text:span></text:p>
      <text:p text:style-name="P61"/>
      <text:list xml:id="list672933419" text:style-name="L10">
        <text:list-item>
          <text:p text:style-name="P109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09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09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09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09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09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09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09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09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09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09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09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09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09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09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09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09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3"> </text:span></text:p>
      <text:p text:style-name="P41"><text:tab/>Sense canvis</text:p>
      <text:p text:style-name="P13"/>
      <text:p text:style-name="P30">Propietats globals: </text:p>
      <text:p text:style-name="P55"><text:tab/>Sense canvis</text:p>
      <text:p text:style-name="P55"/>
      <text:p text:style-name="P56"/>
      <text:list xml:id="list165526871635648" text:continue-list="list165525653414056" text:style-name="Outline">
        <text:list-item>
          <text:list>
            <text:list-item>
              <text:h text:style-name="P146" text:outline-level="2"><text:bookmark-start text:name="__RefHeading___Toc18081_5065698141"/>v3.2.<text:span text:style-name="T23">100</text:span><text:bookmark-end text:name="__RefHeading___Toc18081_5065698141"/></text:h>
            </text:list-item>
          </text:list>
        </text:list-item>
      </text:list>
      <text:p text:style-name="P14">Data: </text:p>
      <text:p text:style-name="P42"><text:tab/><text:span text:style-name="T23">11</text:span>/1<text:span text:style-name="T22">2</text:span>/2018</text:p>
      <text:p text:style-name="P42">Resum: </text:p>
      <text:p text:style-name="P42"><text:tab/><text:span text:style-name="T23">Correccions menors per solucionar problemes trobats a la versió 3.2.99.</text:span></text:p>
      <text:p text:style-name="P42"/>
      <text:p text:style-name="P62"><text:bookmark-start text:name="__DdeLink__18082_5065698141"/><text:span text:style-name="T5">Canvis realitzats en la versió </text:span><text:a xlink:type="simple" xlink:href="https://github.com/GovernIB/helium/milestone/50?closed=1" text:style-name="Internet_20_link" text:visited-style-name="Visited_20_Internet_20_Link"><text:span text:style-name="T5">3.2.100</text:span></text:a><text:span text:style-name="T5">:</text:span></text:p>
      <text:p text:style-name="P62"/>
      <text:list xml:id="list165526672603874" text:continue-list="list672933419" text:style-name="L10">
        <text:list-item>
          <text:p text:style-name="P110"><text:a xlink:type="simple" xlink:href="https://github.com/GovernIB/helium/issues/1222" text:style-name="Internet_20_link" text:visited-style-name="Visited_20_Internet_20_Link">#1222</text:a> Error modificant document adjunta a l'expedient<text:span text:style-name="T23">.</text:span></text:p>
        </text:list-item>
        <text:list-item>
          <text:p text:style-name="P110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3"> </text:span></text:p>
      <text:p text:style-name="P42"><text:tab/>Sense canvis</text:p>
      <text:p text:style-name="P14"/>
      <text:p text:style-name="P31">Propietats globals: </text:p>
      <text:p text:style-name="P56"><text:tab/>Sen<text:span text:style-name="T23">se canvis</text:span></text:p>
      <text:p text:style-name="P56"/>
      <text:list xml:id="list165525875872597" text:continue-list="list165526871635648" text:style-name="Outline">
        <text:list-item>
          <text:list>
            <text:list-item>
              <text:h text:style-name="P147" text:outline-level="2"><text:bookmark-start text:name="__RefHeading___Toc77409_61972128"/>v3.2.<text:span text:style-name="T23">101</text:span><text:bookmark-end text:name="__RefHeading___Toc77409_61972128"/></text:h>
            </text:list-item>
          </text:list>
        </text:list-item>
      </text:list>
      <text:p text:style-name="P15">Data: </text:p>
      <text:p text:style-name="P43"><text:tab/><text:span text:style-name="T24">16</text:span>/<text:span text:style-name="T24">01</text:span>/201<text:span text:style-name="T24">9</text:span></text:p>
      <text:p text:style-name="P43">Resum: </text:p>
      <text:p text:style-name="P44"><text:tab/>Correcció d'error amb enviament de documents a portasignatures des de un subproces<text:span text:style-name="T24">.</text:span></text:p>
      <text:p text:style-name="P43"/>
      <text:p text:style-name="P63"><text:bookmark-start text:name="__DdeLink__18082_50656981411"/><text:span text:style-name="T5">Canvis realitzats en la versió </text:span><text:a xlink:type="simple" xlink:href="https://github.com/GovernIB/helium/milestone/52?closed=1" text:style-name="Internet_20_link" text:visited-style-name="Visited_20_Internet_20_Link"><text:span text:style-name="T5">3.2.101</text:span></text:a><text:span text:style-name="T5">:</text:span></text:p>
      <text:p text:style-name="P63"/>
      <text:list xml:id="list165526381725309" text:continue-list="list165526672603874" text:style-name="L10">
        <text:list-item>
          <text:p text:style-name="P111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3"> </text:span></text:p>
      <text:p text:style-name="P43"><text:tab/>Sense canvis</text:p>
      <text:p text:style-name="P15"/>
      <text:p text:style-name="P32">Propietats globals: </text:p>
      <text:p text:style-name="P57"><text:tab/>Sen<text:span text:style-name="T23">se canvis</text:span></text:p>
      <text:list xml:id="list165525745408350" text:continue-list="list165525875872597" text:style-name="Outline">
        <text:list-item>
          <text:list>
            <text:list-item>
              <text:h text:style-name="P148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45"><text:tab/><text:span text:style-name="T25">24</text:span>/<text:span text:style-name="T24">01</text:span>/201<text:span text:style-name="T24">9</text:span></text:p>
      <text:p text:style-name="P45">Resum: </text:p>
      <text:p text:style-name="P45"><text:tab/>Correcció <text:span text:style-name="T25">de diversos errors trobats a la versió 3.2.100</text:span></text:p>
      <text:p text:style-name="P45"/>
      <text:p text:style-name="P64"><text:bookmark-start text:name="__DdeLink__18082_506569814111"/><text:span text:style-name="T5">Canvis realitzats en la versió </text:span><text:a xlink:type="simple" xlink:href="https://github.com/GovernIB/helium/milestone/51?closed=1" text:style-name="Internet_20_link" text:visited-style-name="Visited_20_Internet_20_Link"><text:span text:style-name="T5">3.2.102</text:span></text:a><text:span text:style-name="T5">:</text:span></text:p>
      <text:p text:style-name="P64"/>
      <text:list xml:id="list165526710122646" text:continue-list="list165526381725309" text:style-name="L10">
        <text:list-item>
          <text:p text:style-name="P112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12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12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12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12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12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12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12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3"> </text:span></text:p>
      <text:p text:style-name="P16"/>
      <text:list xml:id="list879939841" text:style-name="L11">
        <text:list-item>
          <text:p text:style-name="P120">Canvis realitzats a nivell de BBDD:</text:p>
          <text:list>
            <text:list-item>
              <text:p text:style-name="P121"><text:span text:style-name="T35">Modificades taules </text:span><text:span text:style-name="T20">HEL_REPRO </text:span><text:span text:style-name="T16">i </text:span><text:span text:style-name="T20">HEL_TASCA</text:span><text:span text:style-name="T16"> per adaptar-les a la nova funcionalitat de “repros” per tasques concretes.</text:span></text:p>
            </text:list-item>
            <text:list-item>
              <text:p text:style-name="P122"><text:span text:style-name="T15">Creada nova taula </text:span><text:span text:style-name="T19">HEL_DOCUMENT_NOTIFICACIO </text:span><text:span text:style-name="T15">i modificades les taules </text:span><text:span text:style-name="T19">HEL_EXPEDIENT_TIPUS</text:span><text:span text:style-name="T15"> i </text:span><text:span text:style-name="T19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123"><text:span text:style-name="T36">Script de modificació per aplicar els canvis</text:span>:</text:p>
        </text:list-item>
      </text:list>
      <text:list xml:id="list3403096052" text:style-name="L12">
        <text:list-item>
          <text:p text:style-name="P124">helium_update_3.2.102.sql</text:p>
        </text:list-item>
      </text:list>
      <text:p text:style-name="P16"/>
      <text:p text:style-name="P33">Propietats globals: </text:p>
      <text:p text:style-name="P33"/>
      <text:list xml:id="list2983462292" text:style-name="L13">
        <text:list-item>
          <text:p text:style-name="P131">Afegides propietats <text:span text:style-name="T34">globals</text:span> <text:span text:style-name="T27">app.notificacio.plugin</text:span><text:span text:style-name="T28"> </text:span><text:span text:style-name="T29">per poder integrar helium amb Notib.</text:span></text:p>
          <text:p text:style-name="P132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65">##############################</text:p>
            <text:p text:style-name="P94"># <text:tab/>Integració amb NOTIB <text:s text:c="2"/>#</text:p>
            <text:p text:style-name="P94">##############################</text:p>
            <text:p text:style-name="P93"><text:span text:style-name="T26">app.notificacio.plugin.class=</text:span><text:span text:style-name="T32">net.conselldemallorca.helium.integracio.plugins.notificacio.NotificacioPluginNotib</text:span></text:p>
            <text:p text:style-name="P93"><text:span text:style-name="T26">app.notificacio.plugin.url=</text:span><text:span text:style-name="T32">http://localhost:8180/notib</text:span></text:p>
            <text:p text:style-name="P93"><text:span text:style-name="T26">app.notificacio.plugin.username=</text:span><text:span text:style-name="T32">helapp</text:span></text:p>
            <text:p text:style-name="P24"><text:span text:style-name="T26">app.notificacio.plugin.password=</text:span><text:span text:style-name="T32">helapp</text:span></text:p>
          </table:table-cell>
        </table:table-row>
      </table:table>
      <text:p text:style-name="P58"/>
      <text:p text:style-name="P58"/>
      <text:p text:style-name="P59"><text:tab/>Sen<text:span text:style-name="T23">se canvis</text:span></text:p>
      <text:list xml:id="list165527242760778" text:continue-list="list165525745408350" text:style-name="Outline">
        <text:list-item>
          <text:list>
            <text:list-item>
              <text:h text:style-name="P149" text:outline-level="2"><text:bookmark-start text:name="__RefHeading___Toc16729_5267037481"/>v3.2.102<text:span text:style-name="T37">a </text:span><text:bookmark-end text:name="__RefHeading___Toc16729_5267037481"/></text:h>
            </text:list-item>
          </text:list>
        </text:list-item>
      </text:list>
      <text:p text:style-name="P17">Data: </text:p>
      <text:p text:style-name="P46"><text:tab/><text:span text:style-name="T37">22</text:span>/<text:span text:style-name="T24">02</text:span>/201<text:span text:style-name="T24">9</text:span></text:p>
      <text:p text:style-name="P46">Resum: </text:p>
      <text:p text:style-name="P46"><text:tab/><text:span text:style-name="T37">Error urgent plugin de tramitació amb SISTRA. Es detecta un error dels expedients donats d'alta des de SISTRA i es resol.</text:span></text:p>
      <text:p text:style-name="P46"/>
      <text:p text:style-name="P67"><text:bookmark-start text:name="__DdeLink__18082_5065698141111"/><text:span text:style-name="T5">Canvis realitzats en la versió </text:span><text:a xlink:type="simple" xlink:href="https://github.com/GovernIB/helium/releases/tag/Helium_3.2.102.p1" text:style-name="Internet_20_link" text:visited-style-name="Visited_20_Internet_20_Link"><text:span text:style-name="T5">3.2.102a</text:span></text:a><text:span text:style-name="T5">:</text:span></text:p>
      <text:p text:style-name="P67"/>
      <text:list xml:id="list165526471796771" text:continue-list="list165526710122646" text:style-name="L10">
        <text:list-item>
          <text:p text:style-name="P113"><text:a xlink:type="simple" xlink:href="https://github.com/GovernIB/helium/issues/1275" text:style-name="Internet_20_link" text:visited-style-name="Visited_20_Internet_20_Link"><text:span text:style-name="T37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3"> </text:span></text:p>
      <text:p text:style-name="P17"/>
      <text:list xml:id="list894659264" text:style-name="L14">
        <text:list-item>
          <text:p text:style-name="P125">Sense canvis</text:p>
        </text:list-item>
      </text:list>
      <text:p text:style-name="P17"/>
      <text:p text:style-name="P34">Propietats globals: </text:p>
      <text:p text:style-name="P34"/>
      <text:list xml:id="list1144767855" text:style-name="L15">
        <text:list-item>
          <text:p text:style-name="P139"><text:span text:style-name="T29">S</text:span><text:span text:style-name="T28">ense canvis</text:span></text:p>
        </text:list-item>
      </text:list>
      <text:p text:style-name="P100"/>
      <text:list xml:id="list165526959199992" text:continue-list="list165527242760778" text:style-name="Outline">
        <text:list-item>
          <text:list>
            <text:list-item>
              <text:h text:style-name="P150" text:outline-level="2"><text:bookmark-start text:name="__RefHeading___Toc32902_519805004"/>v3.2.10<text:span text:style-name="T38">3</text:span><text:bookmark-end text:name="__RefHeading___Toc32902_519805004"/></text:h>
            </text:list-item>
          </text:list>
        </text:list-item>
      </text:list>
      <text:p text:style-name="P18">Data: </text:p>
      <text:p text:style-name="P47"><text:tab/><text:span text:style-name="T37">26</text:span>/<text:span text:style-name="T24">02</text:span>/201<text:span text:style-name="T24">9</text:span></text:p>
      <text:p text:style-name="P47">Resum: </text:p>
      <text:p text:style-name="P47"><text:tab/><text:span text:style-name="T38">Resolució de diferents errors.</text:span></text:p>
      <text:p text:style-name="P47"/>
      <text:p text:style-name="P68"><text:bookmark-start text:name="__DdeLink__18082_50656981411111"/><text:span text:style-name="T5">Canvis realitzats en la versió </text:span><text:a xlink:type="simple" xlink:href="https://github.com/GovernIB/helium/milestone/53?closed=1" text:style-name="Internet_20_link" text:visited-style-name="Visited_20_Internet_20_Link"><text:span text:style-name="T5">3.2.103</text:span></text:a><text:span text:style-name="T5">:</text:span></text:p>
      <text:p text:style-name="P68"/>
      <text:list xml:id="list165526296235295" text:continue-list="list165526471796771" text:style-name="L10">
        <text:list-item>
          <text:p text:style-name="P114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14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14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14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14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14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14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14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3"> </text:span></text:p>
      <text:p text:style-name="P18"/>
      <text:list xml:id="list418915087" text:style-name="L16">
        <text:list-item>
          <text:p text:style-name="P126">Sense canvis</text:p>
        </text:list-item>
      </text:list>
      <text:p text:style-name="P18"/>
      <text:p text:style-name="P35">Propietats globals: </text:p>
      <text:p text:style-name="P35"/>
      <text:list xml:id="list2725096461" text:style-name="L17">
        <text:list-item>
          <text:p text:style-name="P133"><text:span text:style-name="T34">S</text:span>ense canvis</text:p>
        </text:list-item>
      </text:list>
      <text:p text:style-name="P100"/>
      <text:list xml:id="list165525826454360" text:continue-list="list165526959199992" text:style-name="Outline">
        <text:list-item>
          <text:list>
            <text:list-item>
              <text:h text:style-name="P151" text:outline-level="2"><text:bookmark-start text:name="__RefHeading___Toc74958_588639221"/>v3.2.10<text:span text:style-name="T39">4</text:span><text:bookmark-end text:name="__RefHeading___Toc74958_588639221"/></text:h>
            </text:list-item>
          </text:list>
        </text:list-item>
      </text:list>
      <text:p text:style-name="P19">Data: </text:p>
      <text:p text:style-name="P48"><text:tab/><text:span text:style-name="T39">21</text:span>/<text:span text:style-name="T39">03</text:span>/201<text:span text:style-name="T24">9</text:span></text:p>
      <text:p text:style-name="P48">Resum: </text:p>
      <text:p text:style-name="P48"><text:tab/><text:span text:style-name="T4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48"/>
      <text:p text:style-name="P69"><text:bookmark-start text:name="__DdeLink__18082_506569814111111"/><text:span text:style-name="T5">Canvis realitzats en la versió </text:span><text:a xlink:type="simple" xlink:href="https://github.com/GovernIB/helium/milestone/54?closed=1" text:style-name="Internet_20_link" text:visited-style-name="Visited_20_Internet_20_Link"><text:span text:style-name="T5">3.2.104</text:span></text:a><text:span text:style-name="T5">:</text:span></text:p>
      <text:p text:style-name="P69"/>
      <text:list xml:id="list165526631220909" text:continue-list="list165526296235295" text:style-name="L10">
        <text:list-item>
          <text:p text:style-name="P115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15"><text:a xlink:type="simple" xlink:href="https://github.com/GovernIB/helium/issues/1256" text:style-name="Internet_20_link" text:visited-style-name="Visited_20_Internet_20_Link"><text:span text:style-name="T13">#1256</text:span></text:a> Implementació de boto de descarregar report a les variables de l'informe de la consulta Consulta General</text:p>
        </text:list-item>
        <text:list-item>
          <text:p text:style-name="P115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15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15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15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15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15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15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15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3"> </text:span></text:p>
      <text:p text:style-name="P19"/>
      <text:list xml:id="list800989506" text:style-name="L18">
        <text:list-item>
          <text:p text:style-name="P127">Sense canvis</text:p>
        </text:list-item>
      </text:list>
      <text:p text:style-name="P19"/>
      <text:p text:style-name="P36">Propietats globals: </text:p>
      <text:p text:style-name="P36"/>
      <text:list xml:id="list876244963" text:style-name="L19">
        <text:list-item>
          <text:p text:style-name="P134"><text:span text:style-name="T34">S</text:span>ense canvis</text:p>
        </text:list-item>
      </text:list>
      <text:p text:style-name="P101"/>
      <text:list xml:id="list165526936760899" text:continue-list="list165525826454360" text:style-name="Outline">
        <text:list-item>
          <text:list>
            <text:list-item>
              <text:h text:style-name="P152" text:outline-level="2"><text:bookmark-start text:name="__RefHeading___Toc30263_3439170243"/>v3.2.10<text:span text:style-name="T39">4.1</text:span><text:bookmark-end text:name="__RefHeading___Toc30263_3439170243"/></text:h>
            </text:list-item>
          </text:list>
        </text:list-item>
      </text:list>
      <text:p text:style-name="P20">Data: </text:p>
      <text:p text:style-name="P49"><text:tab/><text:span text:style-name="T39">28</text:span>/<text:span text:style-name="T39">03</text:span>/201<text:span text:style-name="T24">9</text:span></text:p>
      <text:p text:style-name="P49">Resum: </text:p>
      <text:p text:style-name="P49"><text:tab/><text:span text:style-name="T41">Solució a l'error que no es vegi el botó de "Disseny" per usuaris amb permís de disseny sobre tipus d'expedients.</text:span></text:p>
      <text:p text:style-name="P49"/>
      <text:p text:style-name="P70"><text:bookmark-start text:name="__DdeLink__18082_5065698141111111"/><text:span text:style-name="T5">Canvis realitzats en la versió </text:span><text:a xlink:type="simple" xlink:href="https://github.com/GovernIB/helium/milestone/56?closed=1" text:style-name="Internet_20_link" text:visited-style-name="Visited_20_Internet_20_Link"><text:span text:style-name="T5">3.2.104.1</text:span></text:a><text:span text:style-name="T5">:</text:span></text:p>
      <text:p text:style-name="P70"/>
      <text:list xml:id="list165526627466234" text:continue-list="list165526631220909" text:style-name="L10">
        <text:list-item>
          <text:p text:style-name="P116"><text:a xlink:type="simple" xlink:href="https://github.com/GovernIB/helium/issues/1289" text:style-name="Internet_20_link" text:visited-style-name="Visited_20_Internet_20_Link"><text:span text:style-name="T13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3"> </text:span></text:p>
      <text:p text:style-name="P20"/>
      <text:list xml:id="list3018340955" text:style-name="L20">
        <text:list-item>
          <text:p text:style-name="P128">Sense canvis</text:p>
        </text:list-item>
      </text:list>
      <text:p text:style-name="P20"/>
      <text:p text:style-name="P37">Propietats globals: </text:p>
      <text:p text:style-name="P37"/>
      <text:list xml:id="list1404845725" text:style-name="L21">
        <text:list-item>
          <text:p text:style-name="P135"><text:span text:style-name="T34">S</text:span>ense canvis</text:p>
        </text:list-item>
      </text:list>
      <text:p text:style-name="P102"/>
      <text:list xml:id="list165526334427869" text:continue-list="list165526936760899" text:style-name="Outline">
        <text:list-item>
          <text:list>
            <text:list-item>
              <text:h text:style-name="P153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50"><text:tab/><text:span text:style-name="T42">12</text:span>/<text:span text:style-name="T42">04</text:span>/201<text:span text:style-name="T24">9</text:span></text:p>
      <text:p text:style-name="P50">Resum: </text:p>
      <text:p text:style-name="P72"><text:span text:style-name="T4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, com l’error amb les versions dels subprocessos i </text:span>l'error que es produïa al intentar crear un document ja existent al expedient integrat amb l'arxiu<text:span text:style-name="T4">.</text:span></text:p>
      <text:p text:style-name="P50"/>
      <text:p text:style-name="P71"><text:bookmark-start text:name="__DdeLink__18082_50656981411111111"/><text:span text:style-name="T5">Canvis realitzats en la versió </text:span><text:a xlink:type="simple" xlink:href="https://github.com/GovernIB/helium/milestone/55?closed=1" text:style-name="Internet_20_link" text:visited-style-name="Visited_20_Internet_20_Link"><text:span text:style-name="T5">3.2.105</text:span></text:a><text:span text:style-name="T5">:</text:span></text:p>
      <text:p text:style-name="P71"/>
      <text:list xml:id="list165526117169148" text:continue-list="list165526627466234" text:style-name="L10">
        <text:list-item>
          <text:p text:style-name="P117"><text:a xlink:type="simple" xlink:href="https://github.com/GovernIB/helium/issues/1284" text:style-name="Internet_20_link" text:visited-style-name="Visited_20_Internet_20_Link">#1284</text:a> Error en les versions dels <text:span text:style-name="T42">subprocessos</text:span> quan no hi ha cap definició de procés creada</text:p>
        </text:list-item>
        <text:list-item>
          <text:p text:style-name="P117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17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17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17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17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17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17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3"> </text:span></text:p>
      <text:p text:style-name="P21"/>
      <text:list xml:id="list3512300922" text:style-name="L22">
        <text:list-item>
          <text:p text:style-name="P129">Sense canvis</text:p>
        </text:list-item>
      </text:list>
      <text:p text:style-name="P21"/>
      <text:p text:style-name="P38">Propietats globals: </text:p>
      <text:p text:style-name="P38"/>
      <text:list xml:id="list1190723563" text:style-name="L23">
        <text:list-item>
          <text:p text:style-name="P136"><text:span text:style-name="T34">S</text:span>ense canvis</text:p>
        </text:list-item>
      </text:list>
      <text:list xml:id="list165526400637257" text:continue-list="list165526334427869" text:style-name="Outline">
        <text:list-item>
          <text:list>
            <text:list-item>
              <text:h text:style-name="P154" text:outline-level="2"><text:bookmark-start text:name="__RefHeading___Toc78940_1512682159"/>v3.2.10<text:span text:style-name="T43">6</text:span><text:bookmark-end text:name="__RefHeading___Toc78940_1512682159"/></text:h>
            </text:list-item>
          </text:list>
        </text:list-item>
      </text:list>
      <text:p text:style-name="P22">Data: </text:p>
      <text:p text:style-name="P51"><text:tab/><text:span text:style-name="T52">29</text:span>/<text:span text:style-name="T43">07</text:span>/201<text:span text:style-name="T24">9</text:span></text:p>
      <text:p text:style-name="P51">Resum: <text:span text:style-name="T48">Adaptació a la nova interfície del NOTIB i possibilitat de notificar documents amb manteniment d'interessats a través de la interfície gràcica</text:span>.<text:span text:style-name="T48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51"/>
      <text:p text:style-name="P73"><text:bookmark-start text:name="__DdeLink__18082_506569814111111111"/><text:span text:style-name="T5">Canvis realitzats en la versió </text:span><text:a xlink:type="simple" xlink:href="https://github.com/GovernIB/helium/milestone/57?closed=1" text:style-name="Internet_20_link" text:visited-style-name="Visited_20_Internet_20_Link"><text:span text:style-name="T5">3.2.106</text:span></text:a><text:span text:style-name="T5">:</text:span></text:p>
      <text:p text:style-name="P73"/>
      <text:list xml:id="list165526101586720" text:continue-list="list165526117169148" text:style-name="L10">
        <text:list-item>
          <text:p text:style-name="P119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19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19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19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19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19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19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19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19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19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19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19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19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19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19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19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19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19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19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18"><text:a xlink:type="simple" xlink:href="https://github.com/GovernIB/helium/issues/1217" text:style-name="Internet_20_link" text:visited-style-name="Visited_20_Internet_20_Link"><text:span text:style-name="T44">#1217</text:span></text:a><text:span text:style-name="T44"> Falta la funcionalitat de provar dominis externs</text:span></text:p>
        </text:list-item>
        <text:list-item>
          <text:p text:style-name="P118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18"><text:a xlink:type="simple" xlink:href="https://github.com/GovernIB/helium/issues/1320" text:style-name="Internet_20_link" text:visited-style-name="Visited_20_Internet_20_Link"><text:span text:style-name="T13">#1320</text:span></text:a> Error visualització valors variable oculta de tipus registre</text:p>
        </text:list-item>
      </text:list>
      <text:p text:style-name="P22"><text:bookmark-end text:name="__DdeLink__18082_506569814111111111"/></text:p>
      <text:p text:style-name="P22">Base de dades:<text:span text:style-name="T3"> </text:span></text:p>
      <text:p text:style-name="P22"/>
      <text:list xml:id="list2663524306" text:style-name="L24">
        <text:list-item>
          <text:p text:style-name="P130">Nova taula per guardar la informació dels interessats per a les notificacions amb el Notib</text:p>
          <text:list>
            <text:list-item>
              <text:p text:style-name="P130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75">-- #1253 Notificar un document a través de la interfície de Helium</text:p>
            <text:p text:style-name="P99">-- Nova taula per a la informació dels interessats</text:p>
            <text:p text:style-name="P96"/>
            <text:p text:style-name="P93"><text:span text:style-name="T45">CREATE</text:span><text:span text:style-name="T30"> </text:span><text:span text:style-name="T45">TABLE</text:span><text:span text:style-name="T30"> HEL_INTERESSAT</text:span></text:p>
            <text:p text:style-name="P97">(</text:p>
            <text:p text:style-name="P93"><text:soft-page-break/><text:span text:style-name="T30"><text:tab/>ID<text:tab/><text:tab/><text:tab/><text:tab/><text:tab/>NUMBER(19) <text:s text:c="14"/></text:span><text:span text:style-name="T45">NOT</text:span><text:span text:style-name="T30"> </text:span><text:span text:style-name="T46">NULL</text:span><text:span text:style-name="T30">,</text:span></text:p>
            <text:p text:style-name="P93"><text:span text:style-name="T30"><text:tab/>CODI <text:s text:c="15"/>VARCHAR2(64 </text:span><text:span text:style-name="T45">CHAR</text:span><text:span text:style-name="T30">) <text:s text:c="7"/></text:span><text:span text:style-name="T45">NOT</text:span><text:span text:style-name="T30"> </text:span><text:span text:style-name="T46">NULL</text:span><text:span text:style-name="T30">,</text:span></text:p>
            <text:p text:style-name="P93"><text:span text:style-name="T30"><text:tab/>NIF<text:tab/><text:tab/><text:tab/><text:tab/><text:tab/>VARCHAR2(9 </text:span><text:span text:style-name="T45">CHAR</text:span><text:span text:style-name="T30">)<text:tab/><text:tab/> </text:span><text:span text:style-name="T45">NOT</text:span><text:span text:style-name="T30"> </text:span><text:span text:style-name="T46">NULL</text:span><text:span text:style-name="T30">,</text:span></text:p>
            <text:p text:style-name="P93"><text:span text:style-name="T30"><text:tab/>NOM<text:tab/><text:tab/><text:tab/><text:tab/><text:tab/>VARCHAR2(255 </text:span><text:span text:style-name="T45">CHAR</text:span><text:span text:style-name="T30">) <text:tab/><text:tab/> </text:span><text:span text:style-name="T45">NOT</text:span><text:span text:style-name="T30"> </text:span><text:span text:style-name="T46">NULL</text:span><text:span text:style-name="T30">,</text:span></text:p>
            <text:p text:style-name="P93"><text:span text:style-name="T30"><text:tab/>LLINATGE1<text:tab/><text:tab/><text:tab/>VARCHAR2(255 </text:span><text:span text:style-name="T45">CHAR</text:span><text:span text:style-name="T30">),</text:span></text:p>
            <text:p text:style-name="P93"><text:span text:style-name="T30"><text:tab/>LLINATGE2<text:tab/><text:tab/><text:tab/>VARCHAR2(255 </text:span><text:span text:style-name="T45">CHAR</text:span><text:span text:style-name="T30">),</text:span></text:p>
            <text:p text:style-name="P97"><text:tab/>TIPUS<text:tab/><text:tab/><text:tab/><text:tab/>NUMBER(10),</text:p>
            <text:p text:style-name="P93"><text:span text:style-name="T30"><text:tab/>EMAIL<text:tab/><text:tab/><text:tab/><text:tab/>VARCHAR2(255 </text:span><text:span text:style-name="T45">CHAR</text:span><text:span text:style-name="T30">),</text:span></text:p>
            <text:p text:style-name="P93"><text:span text:style-name="T30"><text:tab/>TELEFON<text:tab/><text:tab/><text:tab/><text:tab/>VARCHAR2(16 </text:span><text:span text:style-name="T45">CHAR</text:span><text:span text:style-name="T30">),</text:span></text:p>
            <text:p text:style-name="P97"><text:tab/>EXPEDIENT_ID <text:s/><text:tab/><text:tab/>NUMBER(19)</text:p>
            <text:p text:style-name="P97">);</text:p>
            <text:p text:style-name="P96"/>
            <text:p text:style-name="P93"><text:span text:style-name="T45">ALTER</text:span><text:span text:style-name="T30"> </text:span><text:span text:style-name="T45">TABLE</text:span><text:span text:style-name="T30"> HEL_INTERESSAT </text:span><text:span text:style-name="T45">ADD</text:span><text:span text:style-name="T30"> (</text:span></text:p>
            <text:p text:style-name="P93"><text:span text:style-name="T30"><text:s text:c="2"/></text:span><text:span text:style-name="T45">CONSTRAINT</text:span><text:span text:style-name="T30"> HEL_EXPEDIENT_INTERESSAT_FK </text:span><text:span text:style-name="T45">FOREIGN</text:span><text:span text:style-name="T30"> </text:span><text:span text:style-name="T45">KEY</text:span><text:span text:style-name="T30"> (EXPEDIENT_ID) </text:span></text:p>
            <text:p text:style-name="P93"><text:span text:style-name="T30"><text:s/></text:span><text:span text:style-name="T45">REFERENCES</text:span><text:span text:style-name="T30"> HEL_EXPEDIENT (ID));</text:span></text:p>
            <text:p text:style-name="P97"><text:s/></text:p>
            <text:p text:style-name="P93"><text:span text:style-name="T45">ALTER</text:span><text:span text:style-name="T30"> </text:span><text:span text:style-name="T45">TABLE</text:span><text:span text:style-name="T30"> HEL_INTERESSAT </text:span><text:span text:style-name="T45">ADD</text:span><text:span text:style-name="T30"> </text:span><text:span text:style-name="T45">CONSTRAINT</text:span><text:span text:style-name="T30"> HEL_INTERESSAT_PK </text:span><text:span text:style-name="T45">PRIMARY</text:span><text:span text:style-name="T30"> </text:span><text:span text:style-name="T45">KEY</text:span><text:span text:style-name="T30"> (ID);</text:span></text:p>
            <text:p text:style-name="P96"/>
            <text:p text:style-name="P93"><text:span text:style-name="T45">CREATE</text:span><text:span text:style-name="T30"> </text:span><text:span text:style-name="T45">INDEX</text:span><text:span text:style-name="T30"> HEL_INTERESSAT_EXPEDIENT_ID_I </text:span><text:span text:style-name="T45">ON</text:span><text:span text:style-name="T30"> HEL_INTERESSAT </text:span></text:p>
            <text:p text:style-name="P97">(EXPEDIENT_ID);</text:p>
            <text:p text:style-name="P96"/>
            <text:p text:style-name="P97"><text:s/><text:tab/></text:p>
            <text:p text:style-name="P99">-- Permisos</text:p>
            <text:p text:style-name="P74"><text:span text:style-name="T47">GRANT </text:span><text:span text:style-name="T45">SELECT</text:span><text:span text:style-name="T47">, </text:span><text:span text:style-name="T45">UPDATE</text:span><text:span text:style-name="T47">, </text:span><text:span text:style-name="T45">INSERT</text:span><text:span text:style-name="T47">, </text:span><text:span text:style-name="T45">DELETE</text:span><text:span text:style-name="T47"> </text:span><text:span text:style-name="T45">ON</text:span><text:span text:style-name="T47"> HEL_INTERESSAT TO WWW_HELIUM;</text:span></text:p>
          </table:table-cell>
        </table:table-row>
      </table:table>
      <text:p text:style-name="P105"/>
      <text:p text:style-name="P22"/>
      <text:p text:style-name="P39">Propietats globals: </text:p>
      <text:p text:style-name="P39"/>
      <text:list xml:id="list1511087945" text:style-name="L25">
        <text:list-item>
          <text:p text:style-name="P137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66"># ################### #</text:p>
            <text:p text:style-name="P95"># PROPERTIES AFEGIDES #</text:p>
            <text:p text:style-name="P95"># ################### #</text:p>
            <text:p text:style-name="P96"/>
            <text:p text:style-name="P95">#1304 Alta de documents adjunts firmats</text:p>
            <text:p text:style-name="P96"/>
            <text:p text:style-name="P97"><text:s/></text:p>
            <text:p text:style-name="P95"># ###</text:p>
            <text:p text:style-name="P95"># Plugin de validacio de firmes</text:p>
            <text:p text:style-name="P95"># ###</text:p>
            <text:p text:style-name="P93"><text:span text:style-name="T30">app.validatesignature.plugin.class=</text:span><text:span text:style-name="T33">org.fundaciobit.plugins.validatesignature.afirmacxf.AfirmaCxfValidateSignaturePlugin</text:span></text:p>
            <text:p text:style-name="P96"/>
            <text:p text:style-name="P95"># AfirmaCxfValidateSignaturePlugin</text:p>
            <text:p text:style-name="P93"><text:span text:style-name="T30">app.plugins.validatesignature.afirmacxf.applicationID=</text:span><text:span text:style-name="T33">CAIBDEV.RIPEA</text:span></text:p>
            <text:p text:style-name="P93"><text:span text:style-name="T30">app.plugins.validatesignature.afirmacxf.ignoreservercertificates=</text:span><text:span text:style-name="T33">true</text:span></text:p>
            <text:p text:style-name="P93"><text:span text:style-name="T30">app.plugins.validatesignature.afirmacxf.TransformersTemplatesPath=</text:span><text:span text:style-name="T33">/opt/helium/afirma/transformers</text:span></text:p>
            <text:p text:style-name="P93"><text:span text:style-name="T30">app.plugins.validatesignature.afirmacxf.endpoint=</text:span><text:span text:style-name="T33">https://afirmades.caib.es:4430/afirmaws/services/DSSAfirmaVerify</text:span></text:p>
            <text:p text:style-name="P93"><text:span text:style-name="T30">app.plugins.validatesignature.afirmacxf.authorization.ks.path=</text:span><text:span text:style-name="T33">/opt/helium/afirma/dgdt_proves.jks</text:span></text:p>
            <text:p text:style-name="P93"><text:span text:style-name="T30">app.plugins.validatesignature.afirmacxf.authorization.ks.type=</text:span><text:span text:style-name="T33">JKS</text:span></text:p>
            <text:p text:style-name="P97">app.plugins.validatesignature.afirmacxf.authorization.ks.password=</text:p>
            <text:p text:style-name="P93"><text:span text:style-name="T30">app.plugins.validatesignature.afirmacxf.authorization.ks.cert.alias=</text:span><text:span text:style-name="T33">preprod-dgdt</text:span></text:p>
            <text:p text:style-name="P93"><text:soft-page-break/><text:span text:style-name="T30">app.plugins.validatesignature.afirmacxf.authorization.ks.cert.password=</text:span><text:span text:style-name="T31">*****</text:span></text:p>
          </table:table-cell>
        </table:table-row>
      </table:table>
      <text:p text:style-name="P103"/>
      <text:p text:style-name="P104">Altres:</text:p>
      <text:list xml:id="list96768173" text:style-name="L26">
        <text:list-item>
          <text:p text:style-name="P138">És necessari afegir un directori<text:span text:style-name="T50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98"><text:span text:style-name="T47">app.plugins.validatesignature.afirmacxf.TransformersTemplatesPath=</text:span><text:span text:style-name="T33">/opt/helium/afirma/transformers</text:span></text:p>
            <text:p text:style-name="P98"><text:span text:style-name="T47">app.plugins.validatesignature.afirmacxf.authorization.ks.path=</text:span><text:span text:style-name="T33">/opt/helium/afirma/dgdt_proves.jks</text:span></text:p>
          </table:table-cell>
        </table:table-row>
      </table:table>
      <text:p text:style-name="P104"/>
      <text:p text:style-name="P10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7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5</text:page-number></text:span><text:span text:style-name="MT1"><text:s/>/ </text:span><text:span text:style-name="MT1"><text:page-count>1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7-29T16:55:25.081000034">29/07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1DT1H55M22S</meta:editing-duration>
    <meta:editing-cycles>52</meta:editing-cycles>
    <meta:generator>LibreOffice/6.0.1.1$Windows_x86 LibreOffice_project/60bfb1526849283ce2491346ed2aa51c465abfe6</meta:generator>
    <dc:date>2019-07-29T16:55:24.821000000</dc:date>
    <meta:document-statistic meta:table-count="11" meta:image-count="0" meta:object-count="0" meta:page-count="18" meta:paragraph-count="340" meta:word-count="2047" meta:character-count="14458" meta:non-whitespace-character-count="12673"/>
  </office:meta>
</office:document-meta>
</file>